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se 1: Using subversion: Your PC (local copy)---------------------------------------------------- Remote repo (main repo)</text:p>
      <text:p text:style-name="Standard">If you commit your changes on your pc using commit command, you need network connection to remote repo</text:p>
      <text:p text:style-name="Standard"/>
      <text:p text:style-name="Standard">Case 2: Using git: Your PC (clone is like a main repo) ---------------------------------------------------- Remote repo (main repo)</text:p>
      <text:p text:style-name="Standard">It is distributed </text:p>
      <text:p text:style-name="Standard">If you commit your changes on your pc using commit command, your changes will be committed even though you don't have internet connection. Because you are working on a clone instead of a working copy. A clone looks exactly like a repo, it has all the logs.....</text:p>
      <text:p text:style-name="Standard">You can push your commits to remote repo by using push comma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M36S</meta:editing-duration>
    <meta:editing-cycles>3</meta:editing-cycles>
    <meta:generator>OpenOffice/4.1.1$Win32 OpenOffice.org_project/411m6$Build-9775</meta:generator>
    <dc:date>2016-02-18T16:56:01.20</dc:date>
    <meta:document-statistic meta:table-count="0" meta:image-count="0" meta:object-count="0" meta:page-count="1" meta:paragraph-count="6" meta:word-count="109" meta:character-count="696"/>
    <meta:user-defined meta:name="Info 1"/>
    <meta:user-defined meta:name="Info 2"/>
    <meta:user-defined meta:name="Info 3"/>
    <meta:user-defined meta:name="Info 4"/>
  </office:meta>
</office:document-meta>
</file>